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086dcd" officeooo:paragraph-rsid="00086dc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text-underline-style="none" fo:font-weight="normal" officeooo:rsid="00086dcd" officeooo:paragraph-rsid="00086dcd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9c106" officeooo:paragraph-rsid="0009c10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310dd1" officeooo:paragraph-rsid="0009c10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15410e5"/>
    </style:style>
    <style:style style:name="P6" style:family="paragraph" style:parent-style-name="Standard">
      <style:paragraph-properties fo:text-align="start" style:justify-single-word="false"/>
      <style:text-properties officeooo:rsid="019c904f" officeooo:paragraph-rsid="019c904f"/>
    </style:style>
    <style:style style:name="P7" style:family="paragraph" style:parent-style-name="Standard">
      <style:paragraph-properties fo:text-align="start" style:justify-single-word="false"/>
      <style:text-properties officeooo:rsid="019f38cf" officeooo:paragraph-rsid="019c904f"/>
    </style:style>
    <style:style style:name="P8" style:family="paragraph" style:parent-style-name="Standard">
      <style:paragraph-properties fo:text-align="start" style:justify-single-word="false"/>
      <style:text-properties officeooo:rsid="01a0656e" officeooo:paragraph-rsid="01a0656e"/>
    </style:style>
    <style:style style:name="P9" style:family="paragraph" style:parent-style-name="Standard">
      <style:paragraph-properties fo:text-align="start" style:justify-single-word="false"/>
      <style:text-properties officeooo:rsid="01a4c27d" officeooo:paragraph-rsid="01a7ccfa"/>
    </style:style>
    <style:style style:name="P10" style:family="paragraph" style:parent-style-name="Standard">
      <style:paragraph-properties fo:text-align="start" style:justify-single-word="false"/>
      <style:text-properties officeooo:rsid="01a4c27d" officeooo:paragraph-rsid="01a9181b"/>
    </style:style>
    <style:style style:name="P11" style:family="paragraph" style:parent-style-name="Standard">
      <style:paragraph-properties fo:text-align="start" style:justify-single-word="false"/>
      <style:text-properties officeooo:rsid="01a4c27d" officeooo:paragraph-rsid="01aa4fc5"/>
    </style:style>
    <style:style style:name="P12" style:family="paragraph" style:parent-style-name="Standard">
      <style:paragraph-properties fo:text-align="start" style:justify-single-word="false"/>
      <style:text-properties officeooo:rsid="01a4c27d" officeooo:paragraph-rsid="01b18c0a"/>
    </style:style>
    <style:style style:name="P13" style:family="paragraph" style:parent-style-name="Standard">
      <style:paragraph-properties fo:text-align="start" style:justify-single-word="false" fo:break-before="page"/>
      <style:text-properties officeooo:rsid="01a4c27d" officeooo:paragraph-rsid="01b18c0a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style:text-underline-style="none" fo:font-weight="normal" officeooo:rsid="01784cec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style:text-underline-style="none" fo:font-weight="normal" officeooo:rsid="019afd2d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style:text-underline-style="none" fo:font-weight="normal" officeooo:rsid="019dade6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style:text-underline-style="none" fo:font-weight="normal" officeooo:rsid="01a11e12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style:text-underline-style="none" fo:font-weight="normal" officeooo:rsid="01a3048d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style:text-underline-style="none" fo:font-weight="normal" officeooo:rsid="01a48368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style:text-underline-style="none" fo:font-weight="normal" officeooo:rsid="01a52452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style:text-underline-style="none" fo:font-weight="normal" officeooo:rsid="01a55830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style:text-underline-style="none" fo:font-weight="normal" officeooo:rsid="01a6fd1c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style:text-underline-style="none" fo:font-weight="normal" officeooo:rsid="01a7ccfa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style:text-underline-style="none" fo:font-weight="normal" officeooo:rsid="01a9181b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style:text-underline-style="none" fo:font-weight="normal" officeooo:rsid="01a9d184" style:font-size-asian="12pt" style:font-weight-asian="normal" style:font-size-complex="12pt" style:font-weight-complex="normal"/>
    </style:style>
    <style:style style:name="T16" style:family="text">
      <style:text-properties style:font-name="Times New Roman" fo:font-size="12pt" style:text-underline-style="none" fo:font-weight="normal" officeooo:rsid="01aa4fc5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12pt" style:text-underline-style="none" fo:font-weight="normal" officeooo:rsid="01ab2c66" style:font-size-asian="12pt" style:font-weight-asian="normal" style:font-size-complex="12pt" style:font-weight-complex="normal"/>
    </style:style>
    <style:style style:name="T18" style:family="text">
      <style:text-properties style:font-name="Times New Roman" fo:font-size="12pt" style:text-underline-style="none" fo:font-weight="normal" officeooo:rsid="01abf5cb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style:text-underline-style="none" fo:font-weight="normal" officeooo:rsid="01ac9015" style:font-size-asian="12pt" style:font-weight-asian="normal" style:font-size-complex="12pt" style:font-weight-complex="normal"/>
    </style:style>
    <style:style style:name="T20" style:family="text">
      <style:text-properties style:font-name="Times New Roman" fo:font-size="12pt" style:text-underline-style="none" fo:font-weight="normal" officeooo:rsid="01ae46f2" style:font-size-asian="12pt" style:font-weight-asian="normal" style:font-size-complex="12pt" style:font-weight-complex="normal"/>
    </style:style>
    <style:style style:name="T21" style:family="text">
      <style:text-properties style:font-name="Times New Roman" fo:font-size="12pt" style:text-underline-style="none" fo:font-weight="normal" officeooo:rsid="01aff854" style:font-size-asian="12pt" style:font-weight-asian="normal" style:font-size-complex="12pt" style:font-weight-complex="normal"/>
    </style:style>
    <style:style style:name="T22" style:family="text">
      <style:text-properties style:font-name="Times New Roman" fo:font-size="12pt" style:text-underline-style="none" fo:font-weight="normal" officeooo:rsid="01b18c0a" style:font-size-asian="12pt" style:font-weight-asian="normal" style:font-size-complex="12pt" style:font-weight-complex="normal"/>
    </style:style>
    <style:style style:name="T23" style:family="text">
      <style:text-properties style:font-name="Times New Roman" fo:font-size="12pt" style:text-underline-style="none" fo:font-weight="normal" officeooo:rsid="01b2f4d1" style:font-size-asian="12pt" style:font-weight-asian="normal" style:font-size-complex="12pt" style:font-weight-complex="normal"/>
    </style:style>
    <style:style style:name="T24" style:family="text">
      <style:text-properties officeooo:rsid="0199cfed"/>
    </style:style>
    <style:style style:name="T25" style:family="text">
      <style:text-properties style:text-position="super 58%" style:font-name="Times New Roman" fo:font-size="12pt" style:text-underline-style="none" fo:font-weight="normal" officeooo:rsid="01a52452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lture et histoire des peuples d’Europe de l’Est<text:line-break/><text:span text:style-name="T24">La Hongrie</text:span></text:p>
      <text:p text:style-name="P2"/>
      <text:p text:style-name="P2"/>
      <text:p text:style-name="P3">Objectif du cours :<text:span text:style-name="T1"> </text:span><text:span text:style-name="T2">Réfléchir sur l’héritage européen commun dans la construction de l’identité culturelle ; définir la continuité historique européenne et les origines des divergences culturelles.</text:span></text:p>
      <text:p text:style-name="P4"/>
      <text:p text:style-name="P4"/>
      <text:p text:style-name="P5"><text:span text:style-name="T4">« </text:span><text:span text:style-name="T5">La géopolitique est d’abord celle de la réalité des peuples et des États. »<text:line-break/></text:span></text:p>
      <text:p text:style-name="P6"><text:span text:style-name="T5">L</text:span><text:span text:style-name="T3">a Hongrie est occupée depuis le néolithique par les illyriens, les Thraces et les Celtes.<text:line-break/>Au IXème siècle les </text:span><text:span text:style-name="T6">romains ont créer sur la Hongrie la province de Pannonie autour de camps militaires importants, trois grandes villes sont développées :</text:span></text:p>
      <text:p text:style-name="P6"><text:span text:style-name="T6">- Buda (actuelle Budapest), Aquincum</text:span></text:p>
      <text:p text:style-name="P6"><text:span text:style-name="T6">- Szombathely, Savaria</text:span></text:p>
      <text:p text:style-name="P6"><text:span text:style-name="T6">- Pécs, Sopiala</text:span></text:p>
      <text:p text:style-name="P7"><text:span text:style-name="T6"/></text:p>
      <text:p text:style-name="P8"><text:span text:style-name="T6">L’</text:span><text:span text:style-name="T3">occupation définitive des terres mentionnées datent de 896. </text:span><text:span text:style-name="T7">Il s’agit d’une famille du peuple Finno-Ougrien, installés entre le versant occidental de l’Oural et la moyenne Volga. </text:span><text:span text:style-name="T8">Il s’agit donc de peuples venus de Sibérie orientale </text:span><text:span text:style-name="T9">dans la deuxième moitié du XXème siècle.<text:line-break/></text:span></text:p>
      <text:p text:style-name="P9"><text:span text:style-name="T3">Le prince de Géza a entrepris l’organisation de la Hongrie et de l’État hongrois en tant que tel, et force sa population à la conversion au </text:span><text:span text:style-name="T10">christianisme. <text:line-break/>Son fils Étienne 1</text:span><text:span text:style-name="T25">er</text:span><text:span text:style-name="T10">, premier roi couronné de Hongrie en l’an 1000. Il a été soutenu par la papauté et muni la Hongrie de services politiques, administratifs et religieux stables.<text:line-break/></text:span><text:span text:style-name="T11">Suite à sa mort le pays à subit de nombreuses influences Byzantines et Germaniques. </text:span><text:span text:style-name="T12">La stabilité s’est rétablit avec le règne de Bella III, qui a éliminé l’influence Byzantine au profit de l’occident.</text:span></text:p>
      <text:p text:style-name="P9"><text:span text:style-name="T12"/></text:p>
      <text:p text:style-name="P10"><text:span text:style-name="T13">Son règne s’accompagne d’un essor économique important et d’une démographie importante, en plus de la conquête de la Croatie.</text:span></text:p>
      <text:p text:style-name="P10"><text:span text:style-name="T13"/></text:p>
      <text:p text:style-name="P11"><text:span text:style-name="T14">Au XIIIème siècle, des troubles sont causés par les invasions tataro-mongoles, ce qui aboutit à la réorganisation militaire et la lutte pour le pouvoir et les provinces dévasté</text:span><text:span text:style-name="T15">es.</text:span></text:p>
      <text:p text:style-name="P11"><text:span text:style-name="T15"/></text:p>
      <text:p text:style-name="P12"><text:span text:style-name="T16">Entre le XIVème et le XVème siècle le pouvoir central se renforce.<text:line-break/></text:span><text:span text:style-name="T17">En 1526 ont lieu les invasions Turques, les conflits au sein de la noblesse Hongroise et des insurrections paysannes.<text:line-break/><text:line-break/></text:span><text:span text:style-name="T18">La disparition Hongroise pendant deux siècles date de la mise à sac de Buda</text:span><text:span text:style-name="T19"> (29 août 1526).<text:line-break/></text:span><text:span text:style-name="T20">Entre 1526 – 1711, le pays est divisé plusieurs fois entre partie orientale et occidentale (protectorat Autrichien et Turc).<text:line-break/></text:span><text:span text:style-name="T21">Les Autrichiens ont repoussé les Turcs et l’absolutisme monarchique remplace le joug turc pour la Hongrie jusque 1848.</text:span></text:p>
      <text:p text:style-name="P12"><text:span text:style-name="T21"/></text:p>
      <text:p text:style-name="P12"><text:span text:style-name="T22"><text:line-break/></text:span></text:p>
      <text:p text:style-name="P13"><text:span text:style-name="T22">Les héros nationaux qui ont lutté pour la Hongrie :</text:span></text:p>
      <text:p text:style-name="P12"><text:span text:style-name="T22">- Istuan Bobo</text:span></text:p>
      <text:p text:style-name="P12"><text:span text:style-name="T22">- Ferene Rakaczi</text:span></text:p>
      <text:p text:style-name="P12"><text:span text:style-name="T22">- </text:span><text:span text:style-name="T23">Zminyi</text:span><text:span text:style-name="T22"> </text:span><text:span text:style-name="T19"><text:s/></text:span><text:span text:style-name="T10"><text:line-break/></text:span><text:span text:style-name="T3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3:58:13.854836612</meta:creation-date>
    <dc:date>2018-11-15T10:38:52.956567714</dc:date>
    <meta:editing-duration>PT5H28M19S</meta:editing-duration>
    <meta:editing-cycles>401</meta:editing-cycles>
    <meta:generator>LibreOffice/6.1.3.2$Linux_X86_64 LibreOffice_project/10$Build-2</meta:generator>
    <meta:document-statistic meta:table-count="0" meta:image-count="0" meta:object-count="0" meta:page-count="2" meta:paragraph-count="17" meta:word-count="384" meta:character-count="2383" meta:non-whitespace-character-count="2005"/>
  </office:meta>
</office:document-meta>
</file>